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cd995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cd995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cd995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cd995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cd995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cd995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cd995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cd995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cd995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cd995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cd995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cd995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cd995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cd995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cd995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cd995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cd995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Jhonny Jesus  Gutierrez Rodrigu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/12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653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esus Reinaldo  Gutierrez Rodrigu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587734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00.34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7" meta:character-count="1178" meta:non-whitespace-character-count="1009"/>
    <meta:template xlink:type="simple" xlink:actuate="onRequest" xlink:title="Normal" xlink:href=""/>
  </office:meta>
</office:document-meta>
</file>